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WW8Num5">
      <style:paragraph-properties fo:line-height="150%"/>
      <style:text-properties fo:color="#ff0000" fo:language="tr" fo:country="TR" fo:font-weight="bold" officeooo:paragraph-rsid="00085d22" style:font-weight-asian="bold"/>
    </style:style>
    <style:style style:name="P2" style:family="paragraph" style:parent-style-name="Standard" style:list-style-name="WW8Num5">
      <style:paragraph-properties fo:line-height="150%"/>
      <style:text-properties fo:color="#ff0000" fo:language="tr" fo:country="TR" officeooo:paragraph-rsid="00085d22"/>
    </style:style>
    <style:style style:name="P3" style:family="paragraph" style:parent-style-name="Standard" style:list-style-name="WW8Num5">
      <style:paragraph-properties fo:line-height="150%"/>
      <style:text-properties fo:color="#ff0000" fo:font-weight="bold" officeooo:paragraph-rsid="00085d22" style:font-weight-asian="bold"/>
    </style:style>
    <style:style style:name="P4" style:family="paragraph" style:parent-style-name="Standard" style:list-style-name="WW8Num5">
      <style:paragraph-properties fo:line-height="150%"/>
      <style:text-properties fo:language="tr" fo:country="TR" officeooo:paragraph-rsid="00085d22"/>
    </style:style>
    <style:style style:name="P5" style:family="paragraph" style:parent-style-name="Standard" style:list-style-name="WW8Num5">
      <style:paragraph-properties fo:line-height="150%"/>
      <style:text-properties officeooo:paragraph-rsid="00085d22"/>
    </style:style>
    <style:style style:name="P6" style:family="paragraph" style:parent-style-name="Standard">
      <style:paragraph-properties fo:line-height="150%"/>
      <style:text-properties officeooo:paragraph-rsid="00085d22"/>
    </style:style>
    <style:style style:name="P7" style:family="paragraph" style:parent-style-name="Standard">
      <style:paragraph-properties fo:margin-left="1.259cm" fo:margin-right="0cm" fo:line-height="150%" fo:text-indent="0cm" style:auto-text-indent="false"/>
      <style:text-properties officeooo:paragraph-rsid="00085d22"/>
    </style:style>
    <style:style style:name="P8" style:family="paragraph" style:parent-style-name="Standard">
      <style:paragraph-properties fo:margin-left="1.259cm" fo:margin-right="0cm" fo:line-height="150%" fo:text-indent="0cm" style:auto-text-indent="false"/>
      <style:text-properties fo:language="tr" fo:country="TR" officeooo:paragraph-rsid="00085d22"/>
    </style:style>
    <style:style style:name="T1" style:family="text">
      <style:text-properties fo:language="tr" fo:country="TR"/>
    </style:style>
    <style:style style:name="T2" style:family="text">
      <style:text-properties fo:language="tr" fo:country="T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ier New" style:font-name-complex="Courier New"/>
    </style:style>
    <style:style style:name="T5" style:family="text">
      <style:text-properties fo:color="#ff0000" fo:language="tr" fo:country="T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79272392456898901" text:style-name="WW8Num5">
        <text:list-item>
          <text:p text:style-name="P1">Browser’e yazma</text:p>
          <text:list>
            <text:list-item>
              <text:list>
                <text:list-item>
                  <text:p text:style-name="P4">out.println(“Basardim”)</text:p>
                </text:list-item>
                <text:list-item>
                  <text:p text:style-name="P4">&lt;%= %&gt;</text:p>
                </text:list-item>
              </text:list>
            </text:list-item>
          </text:list>
        </text:list-item>
        <text:list-item>
          <text:p text:style-name="P4">&lt;!-- <text:s/>--&gt; <text:s text:c="2"/>Ekranda görünmez. Source code’da görünür. &lt;%-- <text:s/>--%&gt; source code’da görünmez.</text:p>
        </text:list-item>
        <text:list-item>
          <text:p text:style-name="P4"><text:span text:style-name="T3">for</text:span> döngüsü ile yazma</text:p>
        </text:list-item>
        <text:list-item>
          <text:p text:style-name="P4">&lt;h i&gt; <text:s/>. . . &lt;/h i&gt; kullanma</text:p>
        </text:list-item>
        <text:list-item>
          <text:p text:style-name="P3">Page directive</text:p>
        </text:list-item>
      </text:list>
      <text:p text:style-name="P6"><text:span text:style-name="T3"><text:s text:c="8"/></text:span><text:span text:style-name="T4">&lt;%@ page import="java.util.*" <text:s/>%&gt;</text:span></text:p>
      <text:p text:style-name="P6"><text:s text:c="8"/>Tarih yazdırma (tarih.jsp)</text:p>
      <text:list xml:id="list202254679822666" text:continue-numbering="true" text:style-name="WW8Num5">
        <text:list-item>
          <text:p text:style-name="P2">Form’dan request.getParameter(“ad”) ile bilgi almak. (bilgiAl.jsp <text:s/>)</text:p>
        </text:list-item>
        <text:list-item>
          <text:p text:style-name="P5"><text:span text:style-name="T5">Method ve sınıf değişkeni tanımlama (Declaration)</text:span></text:p>
        </text:list-item>
      </text:list>
      <text:p text:style-name="P8">&lt;%! <text:s/>int i=1 %&gt; <text:s text:c="2"/>veya &lt;%! void fonk() %&gt;</text:p>
      <text:p text:style-name="P7"><text:span text:style-name="T1">_jspService(...) <text:s/>metodunun dışına çıkılır. </text:span><text:span text:style-name="T2">int kare(int i)</text:span><text:span text:style-name="T1"> örneği. Yerel ve sınıf değişken örnekle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5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44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26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22:30.738274949</meta:creation-date>
    <dc:date>2014-04-14T20:22:52.529630953</dc:date>
    <dc:creator>sertac </dc:creator>
    <meta:editing-duration>P0D</meta:editing-duration>
    <meta:editing-cycles>1</meta:editing-cycles>
    <meta:document-statistic meta:table-count="0" meta:image-count="0" meta:object-count="0" meta:page-count="1" meta:paragraph-count="13" meta:word-count="84" meta:character-count="540" meta:non-whitespace-character-count="453"/>
    <meta:generator>LibreOffice/4.1.2.3$Linux_X86_64 LibreOffice_project/410m0$Build-3</meta:generator>
  </office:meta>
</office:document-meta>
</file>